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64b5" officeooo:paragraph-rsid="001d64b5"/>
    </style:style>
    <style:style style:name="P2" style:family="paragraph" style:parent-style-name="Standard">
      <style:text-properties officeooo:rsid="001d64b5" officeooo:paragraph-rsid="0044d121"/>
    </style:style>
    <style:style style:name="P3" style:family="paragraph" style:parent-style-name="Standard">
      <style:text-properties officeooo:rsid="0027dc9e" officeooo:paragraph-rsid="0027dc9e"/>
    </style:style>
    <style:style style:name="P4" style:family="paragraph" style:parent-style-name="Standard">
      <style:text-properties officeooo:rsid="00246e16" officeooo:paragraph-rsid="002fd994"/>
    </style:style>
    <style:style style:name="P5" style:family="paragraph" style:parent-style-name="Standard">
      <style:text-properties officeooo:rsid="0044d121" officeooo:paragraph-rsid="0044d121"/>
    </style:style>
    <style:style style:name="P6" style:family="paragraph" style:parent-style-name="Standard">
      <style:text-properties officeooo:rsid="00395f85" officeooo:paragraph-rsid="00395f85"/>
    </style:style>
    <style:style style:name="P7" style:family="paragraph" style:parent-style-name="Standard">
      <style:paragraph-properties fo:text-align="start" style:justify-single-word="false"/>
      <style:text-properties officeooo:rsid="00395f85" officeooo:paragraph-rsid="00395f85"/>
    </style:style>
    <style:style style:name="P8" style:family="paragraph" style:parent-style-name="Standard">
      <style:text-properties officeooo:rsid="0045c0da" officeooo:paragraph-rsid="0045c0da"/>
    </style:style>
    <style:style style:name="P9" style:family="paragraph" style:parent-style-name="Standard">
      <style:text-properties officeooo:rsid="0047254f" officeooo:paragraph-rsid="0047254f"/>
    </style:style>
    <style:style style:name="P10" style:family="paragraph" style:parent-style-name="Standard">
      <style:paragraph-properties fo:text-align="start" style:justify-single-word="false"/>
      <style:text-properties officeooo:rsid="0047254f" officeooo:paragraph-rsid="0047254f"/>
    </style:style>
    <style:style style:name="P11" style:family="paragraph" style:parent-style-name="Standard">
      <style:text-properties officeooo:rsid="004792b7" officeooo:paragraph-rsid="004792b7"/>
    </style:style>
    <style:style style:name="P12" style:family="paragraph" style:parent-style-name="Standard">
      <style:paragraph-properties fo:text-align="start" style:justify-single-word="false"/>
      <style:text-properties officeooo:rsid="004792b7" officeooo:paragraph-rsid="004792b7"/>
    </style:style>
    <style:style style:name="P1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fd994"/>
    </style:style>
    <style:style style:name="T2" style:family="text">
      <style:text-properties officeooo:rsid="0044d121"/>
    </style:style>
    <style:style style:name="T3" style:family="text">
      <style:text-properties fo:color="#81d41a" loext:opacity="100%"/>
    </style:style>
    <style:style style:name="T4" style:family="text">
      <style:text-properties fo:color="#81d41a" loext:opacity="100%" officeooo:rsid="0044d121"/>
    </style:style>
    <style:style style:name="T5" style:family="text">
      <style:text-properties fo:color="#729fcf" loext:opacity="100%"/>
    </style:style>
    <style:style style:name="T6" style:family="text">
      <style:text-properties fo:color="#729fcf" loext:opacity="100%" officeooo:rsid="0044d121"/>
    </style:style>
    <style:style style:name="T7" style:family="text">
      <style:text-properties fo:color="#ff0000" loext:opacity="100%"/>
    </style:style>
    <style:style style:name="T8" style:family="text">
      <style:text-properties fo:color="#ff0000" loext:opacity="100%" officeooo:rsid="0044d121"/>
    </style:style>
    <style:style style:name="T9" style:family="text">
      <style:text-properties fo:color="#800080" loext:opacity="100%"/>
    </style:style>
    <style:style style:name="T10" style:family="text">
      <style:text-properties fo:color="#800080" loext:opacity="100%" officeooo:rsid="0044d121"/>
    </style:style>
    <style:style style:name="T11"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2cm" fo:min-width="2.547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131cm" fo:min-width="6.105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1.02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achdenkzettel Logging</text:p>
      <text:p text:style-name="P1"/>
      <text:p text:style-name="P1">….....................................................................................................</text:p>
      <text:p text:style-name="P3">Vorname, Name, Matrikelnummer</text:p>
      <text:p text:style-name="P3"/>
      <text:p text:style-name="P1"><text:s text:c="36"/></text:p>
      <text:p text:style-name="P1">1. <text:span text:style-name="T2">Kennzeichnen Sie in der Config die Stellen wo über das</text:span></text:p>
      <text:p text:style-name="P1">- <text:span text:style-name="T6">was geloggt wird</text:span></text:p>
      <text:p text:style-name="P1">-<text:span text:style-name="T3"> </text:span><text:span text:style-name="T4">wieviel geloggt wird</text:span></text:p>
      <text:p text:style-name="P1">- <text:span text:style-name="T8">wo geloggt wird</text:span></text:p>
      <text:p text:style-name="P1">- <text:span text:style-name="T10">wie geloggt wird</text:span></text:p>
      <text:p text:style-name="P5">entschieden wird</text:p>
      <text:p text:style-name="P5"/>
      <text:p text:style-name="P5"/>
      <text:p text:style-name="P1"/>
      <text:p text:style-name="P2">&lt;Configuration&gt;</text:p>
      <text:p text:style-name="P2"><text:s text:c="4"/>&lt;Appenders&gt;</text:p>
      <text:p text:style-name="P2"><text:s text:c="8"/>&lt;File<text:span text:style-name="T7"> name="A1" fileName="A1.log</text:span>" <text:span text:style-name="T9">append="false</text:span>"&gt;</text:p>
      <text:p text:style-name="P2"><text:s text:c="12"/>&lt;PatternLayout pattern="%t %-5p %c{2} - %m%n"/&gt;</text:p>
      <text:p text:style-name="P2"><text:s text:c="8"/>&lt;/File&gt;</text:p>
      <text:p text:style-name="P2"><text:s text:c="8"/>&lt;Console name="STDOUT" target="SYSTEM_OUT"&gt;</text:p>
      <text:p text:style-name="P2"><text:s text:c="12"/>&lt;PatternLayout pattern="%d %-5p [%t] %C{2} (%F:%L) - %m%n"/&gt;</text:p>
      <text:p text:style-name="P2"><text:s text:c="8"/>&lt;/Console&gt;</text:p>
      <text:p text:style-name="P2"><text:s text:c="4"/>&lt;/Appenders&gt;</text:p>
      <text:p text:style-name="P2"><text:s text:c="4"/>&lt;Loggers&gt;</text:p>
      <text:p text:style-name="P2"/>
      <text:p text:style-name="P2"><text:s text:c="8"/>&lt;!-- You my want to define class or package level per-logger rules --&gt;</text:p>
      <text:p text:style-name="P2"><text:s text:c="8"/>&lt;Logger name="<text:span text:style-name="T5">se2examples.core.businessLogic.VehicleManager</text:span>" <text:span text:style-name="T3">level="debug"</text:span>&gt;</text:p>
      <text:p text:style-name="P2"><text:s text:c="12"/>&lt;AppenderRef ref="A1"/&gt;</text:p>
      <text:p text:style-name="P2"><text:s text:c="8"/>&lt;/Logger&gt;</text:p>
      <text:p text:style-name="P2"><text:s text:c="8"/>&lt;Root level="debug"&gt;</text:p>
      <text:p text:style-name="P2"><text:s text:c="12"/>&lt;AppenderRef ref="STDOUT"/&gt;</text:p>
      <text:p text:style-name="P2"><text:s text:c="8"/>&lt;/Root&gt;</text:p>
      <text:p text:style-name="P2"><text:s text:c="4"/>&lt;/Loggers&gt;</text:p>
      <text:p text:style-name="P2">&lt;/Configuration&gt; </text:p>
      <text:p text:style-name="P1"/>
      <text:p text:style-name="P11">1.2 Wie würde man erreichen, dass für alle Klassen innerhalb eines Packages ein spezieller Loglevel gelten würde? Könnte man auch alle Klassen eines Packages in ein anderes File loggen?</text:p>
      <text:p text:style-name="P1"/>
      <text:p text:style-name="P1"/>
      <text:p text:style-name="P5"/>
      <text:p text:style-name="P1"/>
      <text:p text:style-name="P1"/>
      <text:p text:style-name="P1">2. <text:span text:style-name="T2">Geben Sie je ein Beispiel wann Sie den loglevel</text:span></text:p>
      <text:p text:style-name="P1">- <text:span text:style-name="T2">error</text:span></text:p>
      <text:p text:style-name="P1">- <text:span text:style-name="T2">info</text:span></text:p>
      <text:p text:style-name="P1">- <text:span text:style-name="T2">debug</text:span></text:p>
      <text:p text:style-name="P5">verwenden</text:p>
      <text:p text:style-name="P1"/>
      <text:p text:style-name="P1"><text:soft-page-break/></text:p>
      <text:p text:style-name="P1"/>
      <text:p text:style-name="P1"/>
      <text:p text:style-name="P1">3. <text:span text:style-name="T2">Sie verwenden einen FileAppender für das Logging. Jetzt</text:span> <text:s text:c="25"/></text:p>
      <text:p text:style-name="P5">soll Ihre Application im Datacenter laufen. Was machen Sie mit dem FileAppender?</text:p>
      <text:p text:style-name="P1"/>
      <text:p text:style-name="P1"/>
      <text:p text:style-name="P1"><text:s text:c="11"/></text:p>
      <text:p text:style-name="P1"><text:s text:c="3"/></text:p>
      <text:p text:style-name="P1"><text:s/></text:p>
      <text:p text:style-name="P1"><text:s text:c="45"/></text:p>
      <text:p text:style-name="P1"/>
      <text:p text:style-name="P1"/>
      <text:p text:style-name="P1"/>
      <text:p text:style-name="P1"/>
      <text:p text:style-name="P1"/>
      <text:p text:style-name="P1">4. <text:span text:style-name="T2">Macht logging Ihre Application langsamer? Was passiert wenn Sie log.debug(„foobar“); aufrufen? Wie sollte sich das Logging Subsystem verhalten?</text:span></text:p>
      <text:p text:style-name="P1"/>
      <text:p text:style-name="P1"><text:s text:c="7"/></text:p>
      <text:p text:style-name="P1"/>
      <text:p text:style-name="P1"><text:s text:c="23"/></text:p>
      <text:p text:style-name="P1"/>
      <text:p text:style-name="P1"/>
      <text:p text:style-name="P1"><text:s text:c="13"/></text:p>
      <text:p text:style-name="P1"/>
      <text:p text:style-name="P1"/>
      <text:p text:style-name="P1"/>
      <text:p text:style-name="P1"/>
      <text:p text:style-name="P1"/>
      <text:p text:style-name="P1"/>
      <text:p text:style-name="P4"><text:span text:style-name="T1">5</text:span>. <text:span text:style-name="T2">Ein Request an Ihre Application durchläuft einen Proxy Server, dann einen Web Server, dann einen Application Server und dann die Datenbank. Auf jedem Server loggen Sie die Requests. Welches Problem tritt auf?</text:span></text:p>
      <text:p text:style-name="P4"/>
      <text:p text:style-name="P4"><draw:g text:anchor-type="paragraph" draw:z-index="0" draw:name="Shape1" draw:style-name="gr1"><draw:custom-shape draw:style-name="gr2" draw:text-style-name="P14" svg:width="3.049cm" svg:height="2.033cm" svg:x="4.648cm" svg:y="0.21cm"><text:p text:style-name="P13"><text:span text:style-name="T11">Web</text:span></text:p><text:p text:style-name="P13"><text:span text:style-name="T11">server</text:span></text:p><draw:enhanced-geometry svg:viewBox="0 0 21600 21600" draw:type="rectangle" draw:enhanced-path="M 0 0 L 21600 0 21600 21600 0 21600 0 0 Z N"/></draw:custom-shape><draw:custom-shape draw:style-name="gr2" draw:text-style-name="P14" svg:width="3.049cm" svg:height="2.033cm" svg:x="8.966cm" svg:y="0.21cm"><text:p text:style-name="P13"><text:span text:style-name="T11">App</text:span></text:p><text:p text:style-name="P13"><text:span text:style-name="T11">server</text:span></text:p><draw:enhanced-geometry svg:viewBox="0 0 21600 21600" draw:type="rectangle" draw:enhanced-path="M 0 0 L 21600 0 21600 21600 0 21600 0 0 Z N"/></draw:custom-shape><draw:custom-shape draw:style-name="gr2" draw:text-style-name="P14" svg:width="3.049cm" svg:height="2.033cm" svg:x="13.538cm" svg:y="0.21cm"><text:p text:style-name="P13"><text:span text:style-name="T11">DB</text:span></text:p><draw:enhanced-geometry svg:viewBox="0 0 21600 21600" draw:type="rectangle" draw:enhanced-path="M 0 0 L 21600 0 21600 21600 0 21600 0 0 Z N"/></draw:custom-shape><draw:custom-shape draw:style-name="gr2" draw:text-style-name="P14" svg:width="3.049cm" svg:height="2.033cm" svg:x="0.076cm" svg:y="0.21cm"><text:p text:style-name="P13"><text:span text:style-name="T11">Browser</text:span></text:p><draw:enhanced-geometry svg:viewBox="0 0 21600 21600" draw:type="rectangle" draw:enhanced-path="M 0 0 L 21600 0 21600 21600 0 21600 0 0 Z N"/></draw:custom-shape><draw:line draw:style-name="gr3" draw:text-style-name="P15" svg:x1="3.124cm" svg:y1="1.226cm" svg:x2="4.648cm" svg:y2="1.226cm"><text:p/></draw:line><draw:line draw:style-name="gr3" draw:text-style-name="P15" svg:x1="7.696cm" svg:y1="1.226cm" svg:x2="8.966cm" svg:y2="1.226cm"><text:p/></draw:line><draw:line draw:style-name="gr3" draw:text-style-name="P15" svg:x1="12.014cm" svg:y1="1.226cm" svg:x2="13.538cm" svg:y2="1.226cm"><text:p/></draw:line><draw:custom-shape draw:style-name="gr5" draw:text-style-name="P16" svg:width="1.525cm" svg:height="1.779cm" svg:x="5.41cm" svg:y="3.766cm"><text:p text:style-name="P13"><text:span text:style-name="T11">Wlog</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draw:text-style-name="P16" svg:width="1.525cm" svg:height="1.779cm" svg:x="9.728cm" svg:y="3.766cm"><text:p text:style-name="P13"><text:span text:style-name="T11">Alog</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draw:text-style-name="P16" svg:width="1.525cm" svg:height="1.779cm" svg:x="14.554cm" svg:y="3.766cm"><text:p text:style-name="P13"><text:span text:style-name="T11">DB</text:span></text:p><text:p text:style-name="P13"><text:span text:style-name="T11">log</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draw:style-name="gr3" draw:text-style-name="P15" svg:x1="6.172cm" svg:y1="2.242cm" svg:x2="6.172cm" svg:y2="3.766cm"><text:p/></draw:line><draw:line draw:style-name="gr3" draw:text-style-name="P15" svg:x1="10.49cm" svg:y1="1.988cm" svg:x2="10.49cm" svg:y2="3.766cm"><text:p/></draw:line><draw:line draw:style-name="gr3" draw:text-style-name="P15" svg:x1="15.316cm" svg:y1="2.242cm" svg:x2="15.316cm" svg:y2="3.766cm"><text:p/></draw:line></draw:g></text:p>
      <text:p text:style-name="P4"/>
      <text:p text:style-name="P4"/>
      <text:p text:style-name="P4"/>
      <text:p text:style-name="P4"/>
      <text:p text:style-name="P4"><text:s text:c="2"/></text:p>
      <text:p text:style-name="P4"/>
      <text:p text:style-name="P4"/>
      <text:p text:style-name="P4"/>
      <text:p text:style-name="P4"/>
      <text:p text:style-name="P4"/>
      <text:p text:style-name="P6"/>
      <text:p text:style-name="P6"/>
      <text:p text:style-name="P6"/>
      <text:p text:style-name="P6"><text:soft-page-break/></text:p>
      <text:p text:style-name="P6"/>
      <text:p text:style-name="P6"/>
      <text:p text:style-name="P9">6. Was sollten Sie pro Komponente/Tier loggen?</text:p>
      <text:p text:style-name="P9"/>
      <text:p text:style-name="P9"/>
      <text:p text:style-name="P6"><draw:g text:anchor-type="paragraph" draw:z-index="1" draw:name="Shape2" draw:style-name="gr1"><draw:custom-shape draw:style-name="gr2" draw:text-style-name="P14" svg:width="3.049cm" svg:height="2.033cm" svg:x="4.685cm" svg:y="0cm"><text:p text:style-name="P13"><text:span text:style-name="T11">App</text:span></text:p><text:p text:style-name="P13"><text:span text:style-name="T11">server</text:span></text:p><draw:enhanced-geometry svg:viewBox="0 0 21600 21600" draw:type="rectangle" draw:enhanced-path="M 0 0 L 21600 0 21600 21600 0 21600 0 0 Z N"/></draw:custom-shape><draw:custom-shape draw:style-name="gr2" draw:text-style-name="P14" svg:width="3.049cm" svg:height="2.033cm" svg:x="0.113cm" svg:y="0cm"><text:p text:style-name="P13"><text:span text:style-name="T11">Web</text:span></text:p><text:p text:style-name="P13"><text:span text:style-name="T11">Server</text:span></text:p><draw:enhanced-geometry svg:viewBox="0 0 21600 21600" draw:type="rectangle" draw:enhanced-path="M 0 0 L 21600 0 21600 21600 0 21600 0 0 Z N"/></draw:custom-shape><draw:line draw:style-name="gr3" draw:text-style-name="P15" svg:x1="3.161cm" svg:y1="1.016cm" svg:x2="4.685cm" svg:y2="1.016cm"><text:p/></draw:line><draw:line draw:style-name="gr3" draw:text-style-name="P15" svg:x1="7.733cm" svg:y1="1.016cm" svg:x2="9.257cm" svg:y2="1.016cm"><text:p/></draw:line><draw:custom-shape draw:style-name="gr4" draw:text-style-name="P16" svg:width="6.605cm" svg:height="6.097cm" svg:x="5.447cm" svg:y="3.556cm"><text:p text:style-name="P13"><text:span text:style-name="T11">Was steht in Ihrem</text:span></text:p><text:p text:style-name="P13"><text:span text:style-name="T11">Logfile für den App </text:span></text:p><text:p text:style-name="P13"><text:span text:style-name="T11">Server?</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draw:style-name="gr3" draw:text-style-name="P15" svg:x1="6.209cm" svg:y1="2.032cm" svg:x2="6.209cm" svg:y2="3.556cm"><text:p/></draw:line></draw:g><text:s text:c="2"/></text:p>
      <text:p text:style-name="P7"><text:s text:c="3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7. Aus Geschwindigkeitsgründen halten Sie teure DB-Connections auf Vorrat in einem Pool. Jeder Request vom Client braucht dann eine Connection. Der Pool hat die Methoden:</text:p>
      <text:p text:style-name="P10">DB Connection con = ConnectionPool.getConnection();</text:p>
      <text:p text:style-name="P10">ConnectionPool.freeConnection( DBConnection dbCon);</text:p>
      <text:p text:style-name="P10"/>
      <text:p text:style-name="P10">Was loggen Sie in Ihrem App Server? Oder anders gefragt: Was wollen Sie beim Umgang mit dem Pool <text:s/>als Software-Architektin wissen?</text:p>
      <text:p text:style-name="P10"/>
      <text:p text:style-name="P10"/>
      <text:p text:style-name="P10"/>
      <text:p text:style-name="P12">8. Sie fügen log-statements in die Login-Klasse ein. Was müssen Sie unbedingt beachten???</text:p>
      <text:p text:style-name="P12">Tipp: <text:s/>Denken Sie über Userverhalten nach. Und über Mitarbei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alter </meta:initial-creator>
    <meta:creation-date>2014-10-22T17:30:42.384605527</meta:creation-date>
    <dc:date>2021-11-22T18:13:05.267000000</dc:date>
    <meta:editing-duration>PT5H13M49S</meta:editing-duration>
    <meta:editing-cycles>31</meta:editing-cycles>
    <meta:generator>LibreOffice/7.1.7.2$Windows_X86_64 LibreOffice_project/c6a4e3954236145e2acb0b65f68614365aeee33f</meta:generator>
    <meta:print-date>2019-10-24T11:42:46.944972954</meta:print-date>
    <meta:document-statistic meta:table-count="0" meta:image-count="0" meta:object-count="0" meta:page-count="3" meta:paragraph-count="56" meta:word-count="291" meta:character-count="2522" meta:non-whitespace-character-count="1935"/>
  </office:meta>
</office:document-meta>
</file>